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/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>
            <draw:frame table:end-cell-address="Tabelle1.AA60" table:end-x="1.866cm" table:end-y="0.194cm" draw:z-index="0" draw:style-name="gr1" draw:text-style-name="P1" svg:width="30.894cm" svg:height="26.387cm" svg:x="0.328cm" svg:y="0.001cm">
              <draw:object draw:notify-on-update-of-ranges="Tabelle1.C2:Tabelle1.C2 Tabelle1.C3:Tabelle1.C10 Tabelle1.D2:Tabelle1.D2 Tabelle1.D3:Tabelle1.D10 Tabelle1.E2:Tabelle1.E2 Tabelle1.E3:Tabelle1.E10 Tabelle1.F2:Tabelle1.F2 Tabelle1.F3:Tabelle1.F10 Tabelle1.G2:Tabelle1.G2 Tabelle1.G3:Tabelle1.G10 Tabelle1.H2:Tabelle1.H2 Tabelle1.H3:Tabelle1.H10 Tabelle1.I2:Tabelle1.I2 Tabelle1.I3:Tabelle1.I10 Tabelle1.J2:Tabelle1.J2 Tabelle1.J3:Tabelle1.J10 Tabelle1.K2:Tabelle1.K2 Tabelle1.K3:Tabelle1.K10 Tabelle1.L2:Tabelle1.L2 Tabelle1.L3:Tabelle1.L10 Tabelle1.M2:Tabelle1.M2 Tabelle1.M3:Tabelle1.M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.7">
            <text:p>0,7</text:p>
          </table:table-cell>
          <table:table-cell office:value-type="string">
            <text:p>Anfänger</text:p>
          </table:table-cell>
          <table:table-cell table:formula="of:=[.D2]*[.$B3]" office:value-type="float" office:value="28">
            <text:p>28</text:p>
          </table:table-cell>
          <table:table-cell table:formula="of:=[.E2]*[.$B3]" office:value-type="float" office:value="70">
            <text:p>70</text:p>
          </table:table-cell>
          <table:table-cell table:formula="of:=[.F2]*[.$B3]" office:value-type="float" office:value="140">
            <text:p>140</text:p>
          </table:table-cell>
          <table:table-cell table:formula="of:=[.G2]*[.$B3]" office:value-type="float" office:value="210">
            <text:p>210</text:p>
          </table:table-cell>
          <table:table-cell table:formula="of:=[.H2]*[.$B3]" office:value-type="float" office:value="280">
            <text:p>280</text:p>
          </table:table-cell>
          <table:table-cell table:formula="of:=[.I2]*[.$B3]" office:value-type="float" office:value="350">
            <text:p>350</text:p>
          </table:table-cell>
          <table:table-cell table:formula="of:=[.J2]*[.$B3]" office:value-type="float" office:value="420">
            <text:p>420</text:p>
          </table:table-cell>
          <table:table-cell table:formula="of:=[.K2]*[.$B3]" office:value-type="float" office:value="490">
            <text:p>490</text:p>
          </table:table-cell>
          <table:table-cell table:formula="of:=[.L2]*[.$B3]" office:value-type="float" office:value="560">
            <text:p>560</text:p>
          </table:table-cell>
          <table:table-cell table:formula="of:=[.M2]*[.$B3]" office:value-type="float" office:value="630">
            <text:p>630</text:p>
          </table:table-cell>
          <table:table-cell/>
        </table:table-row>
        <table:table-row table:style-name="ro1">
          <table:table-cell/>
          <table:table-cell office:value-type="float" office:value="0.8">
            <text:p>0,8</text:p>
          </table:table-cell>
          <table:table-cell office:value-type="string">
            <text:p>Lehrling</text:p>
          </table:table-cell>
          <table:table-cell table:formula="of:=[.D3]*[.$B4]" office:value-type="float" office:value="22.4">
            <text:p>22,4</text:p>
          </table:table-cell>
          <table:table-cell table:formula="of:=[.E3]*[.$B4]" office:value-type="float" office:value="56">
            <text:p>56</text:p>
          </table:table-cell>
          <table:table-cell table:formula="of:=[.F3]*[.$B4]" office:value-type="float" office:value="112">
            <text:p>112</text:p>
          </table:table-cell>
          <table:table-cell table:formula="of:=[.G3]*[.$B4]" office:value-type="float" office:value="168">
            <text:p>168</text:p>
          </table:table-cell>
          <table:table-cell table:formula="of:=[.H3]*[.$B4]" office:value-type="float" office:value="224">
            <text:p>224</text:p>
          </table:table-cell>
          <table:table-cell table:formula="of:=[.I3]*[.$B4]" office:value-type="float" office:value="280">
            <text:p>280</text:p>
          </table:table-cell>
          <table:table-cell table:formula="of:=[.J3]*[.$B4]" office:value-type="float" office:value="336">
            <text:p>336</text:p>
          </table:table-cell>
          <table:table-cell table:formula="of:=[.K3]*[.$B4]" office:value-type="float" office:value="392">
            <text:p>392</text:p>
          </table:table-cell>
          <table:table-cell table:formula="of:=[.L3]*[.$B4]" office:value-type="float" office:value="448">
            <text:p>448</text:p>
          </table:table-cell>
          <table:table-cell table:formula="of:=[.M3]*[.$B4]" office:value-type="float" office:value="504">
            <text:p>504</text:p>
          </table:table-cell>
          <table:table-cell/>
        </table:table-row>
        <table:table-row table:style-name="ro1">
          <table:table-cell/>
          <table:table-cell office:value-type="float" office:value="0.9">
            <text:p>0,9</text:p>
          </table:table-cell>
          <table:table-cell office:value-type="string">
            <text:p>Geübt</text:p>
          </table:table-cell>
          <table:table-cell table:formula="of:=[.D4]*[.$B5]" office:value-type="float" office:value="20.16">
            <text:p>20,16</text:p>
          </table:table-cell>
          <table:table-cell table:formula="of:=[.E4]*[.$B5]" office:value-type="float" office:value="50.4">
            <text:p>50,4</text:p>
          </table:table-cell>
          <table:table-cell table:formula="of:=[.F4]*[.$B5]" office:value-type="float" office:value="100.8">
            <text:p>100,8</text:p>
          </table:table-cell>
          <table:table-cell table:formula="of:=[.G4]*[.$B5]" office:value-type="float" office:value="151.2">
            <text:p>151,2</text:p>
          </table:table-cell>
          <table:table-cell table:formula="of:=[.H4]*[.$B5]" office:value-type="float" office:value="201.6">
            <text:p>201,6</text:p>
          </table:table-cell>
          <table:table-cell table:formula="of:=[.I4]*[.$B5]" office:value-type="float" office:value="252">
            <text:p>252</text:p>
          </table:table-cell>
          <table:table-cell table:formula="of:=[.J4]*[.$B5]" office:value-type="float" office:value="302.4">
            <text:p>302,4</text:p>
          </table:table-cell>
          <table:table-cell table:formula="of:=[.K4]*[.$B5]" office:value-type="float" office:value="352.8">
            <text:p>352,8</text:p>
          </table:table-cell>
          <table:table-cell table:formula="of:=[.L4]*[.$B5]" office:value-type="float" office:value="403.2">
            <text:p>403,2</text:p>
          </table:table-cell>
          <table:table-cell table:formula="of:=[.M4]*[.$B5]" office:value-type="float" office:value="453.6">
            <text:p>453,6</text:p>
          </table:table-cell>
          <table:table-cell/>
        </table:table-row>
        <table:table-row table:style-name="ro1">
          <table:table-cell/>
          <table:table-cell office:value-type="float" office:value="0.8">
            <text:p>0,8</text:p>
          </table:table-cell>
          <table:table-cell office:value-type="string">
            <text:p>Ausgebildet</text:p>
          </table:table-cell>
          <table:table-cell table:formula="of:=[.D5]*[.$B6]" office:value-type="float" office:value="16.128">
            <text:p>16,128</text:p>
          </table:table-cell>
          <table:table-cell table:formula="of:=[.E5]*[.$B6]" office:value-type="float" office:value="40.32">
            <text:p>40,32</text:p>
          </table:table-cell>
          <table:table-cell table:formula="of:=[.F5]*[.$B6]" office:value-type="float" office:value="80.64">
            <text:p>80,64</text:p>
          </table:table-cell>
          <table:table-cell table:formula="of:=[.G5]*[.$B6]" office:value-type="float" office:value="120.96">
            <text:p>120,96</text:p>
          </table:table-cell>
          <table:table-cell table:formula="of:=[.H5]*[.$B6]" office:value-type="float" office:value="161.28">
            <text:p>161,28</text:p>
          </table:table-cell>
          <table:table-cell table:formula="of:=[.I5]*[.$B6]" office:value-type="float" office:value="201.6">
            <text:p>201,6</text:p>
          </table:table-cell>
          <table:table-cell table:formula="of:=[.J5]*[.$B6]" office:value-type="float" office:value="241.92">
            <text:p>241,92</text:p>
          </table:table-cell>
          <table:table-cell table:formula="of:=[.K5]*[.$B6]" office:value-type="float" office:value="282.24">
            <text:p>282,24</text:p>
          </table:table-cell>
          <table:table-cell table:formula="of:=[.L5]*[.$B6]" office:value-type="float" office:value="322.56">
            <text:p>322,56</text:p>
          </table:table-cell>
          <table:table-cell table:formula="of:=[.M5]*[.$B6]" office:value-type="float" office:value="362.88">
            <text:p>362,88</text:p>
          </table:table-cell>
          <table:table-cell/>
        </table:table-row>
        <table:table-row table:style-name="ro1">
          <table:table-cell/>
          <table:table-cell office:value-type="float" office:value="0.85">
            <text:p>0,85</text:p>
          </table:table-cell>
          <table:table-cell office:value-type="string">
            <text:p>Wissender</text:p>
          </table:table-cell>
          <table:table-cell table:formula="of:=[.D6]*[.$B7]" office:value-type="float" office:value="13.7088">
            <text:p>13,7088</text:p>
          </table:table-cell>
          <table:table-cell table:formula="of:=[.E6]*[.$B7]" office:value-type="float" office:value="34.272">
            <text:p>34,272</text:p>
          </table:table-cell>
          <table:table-cell table:formula="of:=[.F6]*[.$B7]" office:value-type="float" office:value="68.544">
            <text:p>68,544</text:p>
          </table:table-cell>
          <table:table-cell table:formula="of:=[.G6]*[.$B7]" office:value-type="float" office:value="102.816">
            <text:p>102,816</text:p>
          </table:table-cell>
          <table:table-cell table:formula="of:=[.H6]*[.$B7]" office:value-type="float" office:value="137.088">
            <text:p>137,088</text:p>
          </table:table-cell>
          <table:table-cell table:formula="of:=[.I6]*[.$B7]" office:value-type="float" office:value="171.36">
            <text:p>171,36</text:p>
          </table:table-cell>
          <table:table-cell table:formula="of:=[.J6]*[.$B7]" office:value-type="float" office:value="205.632">
            <text:p>205,632</text:p>
          </table:table-cell>
          <table:table-cell table:formula="of:=[.K6]*[.$B7]" office:value-type="float" office:value="239.904">
            <text:p>239,904</text:p>
          </table:table-cell>
          <table:table-cell table:formula="of:=[.L6]*[.$B7]" office:value-type="float" office:value="274.176">
            <text:p>274,176</text:p>
          </table:table-cell>
          <table:table-cell table:formula="of:=[.M6]*[.$B7]" office:value-type="float" office:value="308.448">
            <text:p>308,448</text:p>
          </table:table-cell>
          <table:table-cell/>
        </table:table-row>
        <table:table-row table:style-name="ro1">
          <table:table-cell/>
          <table:table-cell office:value-type="float" office:value="0.8">
            <text:p>0,8</text:p>
          </table:table-cell>
          <table:table-cell office:value-type="string">
            <text:p>Experte</text:p>
          </table:table-cell>
          <table:table-cell table:formula="of:=[.D7]*[.$B8]" office:value-type="float" office:value="10.96704">
            <text:p>10,96704</text:p>
          </table:table-cell>
          <table:table-cell table:formula="of:=[.E7]*[.$B8]" office:value-type="float" office:value="27.4176">
            <text:p>27,4176</text:p>
          </table:table-cell>
          <table:table-cell table:formula="of:=[.F7]*[.$B8]" office:value-type="float" office:value="54.8352">
            <text:p>54,8352</text:p>
          </table:table-cell>
          <table:table-cell table:formula="of:=[.G7]*[.$B8]" office:value-type="float" office:value="82.2528">
            <text:p>82,2528</text:p>
          </table:table-cell>
          <table:table-cell table:formula="of:=[.H7]*[.$B8]" office:value-type="float" office:value="109.6704">
            <text:p>109,6704</text:p>
          </table:table-cell>
          <table:table-cell table:formula="of:=[.I7]*[.$B8]" office:value-type="float" office:value="137.088">
            <text:p>137,088</text:p>
          </table:table-cell>
          <table:table-cell table:formula="of:=[.J7]*[.$B8]" office:value-type="float" office:value="164.5056">
            <text:p>164,5056</text:p>
          </table:table-cell>
          <table:table-cell table:formula="of:=[.K7]*[.$B8]" office:value-type="float" office:value="191.9232">
            <text:p>191,9232</text:p>
          </table:table-cell>
          <table:table-cell table:formula="of:=[.L7]*[.$B8]" office:value-type="float" office:value="219.3408">
            <text:p>219,3408</text:p>
          </table:table-cell>
          <table:table-cell table:formula="of:=[.M7]*[.$B8]" office:value-type="float" office:value="246.7584">
            <text:p>246,7584</text:p>
          </table:table-cell>
          <table:table-cell/>
        </table:table-row>
        <table:table-row table:style-name="ro1">
          <table:table-cell/>
          <table:table-cell office:value-type="float" office:value="0.9">
            <text:p>0,9</text:p>
          </table:table-cell>
          <table:table-cell office:value-type="string">
            <text:p>Meister</text:p>
          </table:table-cell>
          <table:table-cell table:formula="of:=[.D8]*[.$B9]" office:value-type="float" office:value="9.870336">
            <text:p>9,870336</text:p>
          </table:table-cell>
          <table:table-cell table:formula="of:=[.E8]*[.$B9]" office:value-type="float" office:value="24.67584">
            <text:p>24,67584</text:p>
          </table:table-cell>
          <table:table-cell table:formula="of:=[.F8]*[.$B9]" office:value-type="float" office:value="49.35168">
            <text:p>49,35168</text:p>
          </table:table-cell>
          <table:table-cell table:formula="of:=[.G8]*[.$B9]" office:value-type="float" office:value="74.02752">
            <text:p>74,02752</text:p>
          </table:table-cell>
          <table:table-cell table:formula="of:=[.H8]*[.$B9]" office:value-type="float" office:value="98.70336">
            <text:p>98,70336</text:p>
          </table:table-cell>
          <table:table-cell table:formula="of:=[.I8]*[.$B9]" office:value-type="float" office:value="123.3792">
            <text:p>123,3792</text:p>
          </table:table-cell>
          <table:table-cell table:formula="of:=[.J8]*[.$B9]" office:value-type="float" office:value="148.05504">
            <text:p>148,05504</text:p>
          </table:table-cell>
          <table:table-cell table:formula="of:=[.K8]*[.$B9]" office:value-type="float" office:value="172.73088">
            <text:p>172,73088</text:p>
          </table:table-cell>
          <table:table-cell table:formula="of:=[.L8]*[.$B9]" office:value-type="float" office:value="197.40672">
            <text:p>197,40672</text:p>
          </table:table-cell>
          <table:table-cell table:formula="of:=[.M8]*[.$B9]" office:value-type="float" office:value="222.08256">
            <text:p>222,08256</text:p>
          </table:table-cell>
          <table:table-cell/>
        </table:table-row>
        <table:table-row table:style-name="ro1">
          <table:table-cell/>
          <table:table-cell office:value-type="float" office:value="0.5">
            <text:p>0,5</text:p>
          </table:table-cell>
          <table:table-cell office:value-type="string">
            <text:p>Legendär</text:p>
          </table:table-cell>
          <table:table-cell table:formula="of:=[.D9]*[.$B10]" office:value-type="float" office:value="4.935168">
            <text:p>4,935168</text:p>
          </table:table-cell>
          <table:table-cell table:formula="of:=[.E9]*[.$B10]" office:value-type="float" office:value="12.33792">
            <text:p>12,33792</text:p>
          </table:table-cell>
          <table:table-cell table:formula="of:=[.F9]*[.$B10]" office:value-type="float" office:value="24.67584">
            <text:p>24,67584</text:p>
          </table:table-cell>
          <table:table-cell table:formula="of:=[.G9]*[.$B10]" office:value-type="float" office:value="37.01376">
            <text:p>37,01376</text:p>
          </table:table-cell>
          <table:table-cell table:formula="of:=[.H9]*[.$B10]" office:value-type="float" office:value="49.35168">
            <text:p>49,35168</text:p>
          </table:table-cell>
          <table:table-cell table:formula="of:=[.I9]*[.$B10]" office:value-type="float" office:value="61.6896">
            <text:p>61,6896</text:p>
          </table:table-cell>
          <table:table-cell table:formula="of:=[.J9]*[.$B10]" office:value-type="float" office:value="74.02752">
            <text:p>74,02752</text:p>
          </table:table-cell>
          <table:table-cell table:formula="of:=[.K9]*[.$B10]" office:value-type="float" office:value="86.36544">
            <text:p>86,36544</text:p>
          </table:table-cell>
          <table:table-cell table:formula="of:=[.L9]*[.$B10]" office:value-type="float" office:value="98.70336">
            <text:p>98,70336</text:p>
          </table:table-cell>
          <table:table-cell table:formula="of:=[.M9]*[.$B10]" office:value-type="float" office:value="111.04128">
            <text:p>111,04128</text:p>
          </table:table-cell>
          <table:table-cell/>
        </table:table-row>
        <table:table-row table:style-name="ro1">
          <table:table-cell/>
          <table:table-cell table:formula="of:=400*[.B3]*[.B4]*[.B5]*[.B6]*[.B7]*[.B8]*[.B9]" office:value-type="float" office:value="98.70336">
            <text:p>98,70336</text:p>
          </table:table-cell>
          <table:table-cell table:number-columns-repeated="1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26.05.2017</text:date>, <text:time>18:32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7-05-26T18:00:41.84</meta:creation-date>
    <dc:date>2017-05-26T18:32:47.66</dc:date>
    <dc:creator>Joel </dc:creator>
    <meta:editing-duration>PT16M6S</meta:editing-duration>
    <meta:editing-cycles>2</meta:editing-cycles>
    <meta:generator>OpenOffice/4.1.3$Win32 OpenOffice.org_project/413m1$Build-9783</meta:generator>
    <meta:document-statistic meta:table-count="3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0.895cm" svg:height="26.388cm" xlink:href=".." xlink:type="simple" chart:class="chart:line" chart:style-name="ch1">
        <chart:title svg:x="13.988cm" svg:y="0.663cm" chart:style-name="ch2">
          <text:p>Manna Kosten</text:p>
        </chart:title>
        <chart:subtitle svg:x="10.019cm" svg:y="1.969cm" chart:style-name="ch3">
          <text:p>Wenn der Strich unter 100 geht kann man den Zauber zaubern</text:p>
        </chart:subtitle>
        <chart:legend chart:legend-position="end" svg:x="28.995cm" svg:y="10.524cm" style:legend-expansion="high" chart:style-name="ch4"/>
        <chart:plot-area chart:style-name="ch5" table:cell-range-address="Tabelle1.C2:Tabelle1.M10" chart:data-source-has-labels="both" svg:x="2.109cm" svg:y="3.106cm" svg:width="23.097cm" svg:height="19.166cm">
          <chartooo:coordinate-region svg:x="2.916cm" svg:y="3.319cm" svg:width="21.587cm" svg:height="18.28cm"/>
          <chart:axis chart:dimension="x" chart:name="primary-x" chart:style-name="ch6" chartooo:axis-type="auto">
            <chartooo:date-scale/>
            <chart:categories table:cell-range-address="Tabelle1.C3:Tabelle1.C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D3:Tabelle1.D10" chart:label-cell-address="Tabelle1.D2:Tabelle1.D2" chart:class="chart:line">
            <chart:data-point chart:repeated="8"/>
          </chart:series>
          <chart:series chart:style-name="ch9" chart:values-cell-range-address="Tabelle1.E3:Tabelle1.E10" chart:label-cell-address="Tabelle1.E2:Tabelle1.E2" chart:class="chart:line">
            <chart:data-point chart:repeated="8"/>
          </chart:series>
          <chart:series chart:style-name="ch10" chart:values-cell-range-address="Tabelle1.F3:Tabelle1.F10" chart:label-cell-address="Tabelle1.F2:Tabelle1.F2" chart:class="chart:line">
            <chart:data-point chart:repeated="8"/>
          </chart:series>
          <chart:series chart:style-name="ch11" chart:values-cell-range-address="Tabelle1.G3:Tabelle1.G10" chart:label-cell-address="Tabelle1.G2:Tabelle1.G2" chart:class="chart:line">
            <chart:data-point chart:repeated="8"/>
          </chart:series>
          <chart:series chart:style-name="ch12" chart:values-cell-range-address="Tabelle1.H3:Tabelle1.H10" chart:label-cell-address="Tabelle1.H2:Tabelle1.H2" chart:class="chart:line">
            <chart:data-point chart:repeated="8"/>
          </chart:series>
          <chart:series chart:style-name="ch13" chart:values-cell-range-address="Tabelle1.I3:Tabelle1.I10" chart:label-cell-address="Tabelle1.I2:Tabelle1.I2" chart:class="chart:line">
            <chart:data-point chart:repeated="8"/>
          </chart:series>
          <chart:series chart:style-name="ch14" chart:values-cell-range-address="Tabelle1.J3:Tabelle1.J10" chart:label-cell-address="Tabelle1.J2:Tabelle1.J2" chart:class="chart:line">
            <chart:data-point chart:repeated="8"/>
          </chart:series>
          <chart:series chart:style-name="ch15" chart:values-cell-range-address="Tabelle1.K3:Tabelle1.K10" chart:label-cell-address="Tabelle1.K2:Tabelle1.K2" chart:class="chart:line">
            <chart:data-point chart:repeated="8"/>
          </chart:series>
          <chart:series chart:style-name="ch16" chart:values-cell-range-address="Tabelle1.L3:Tabelle1.L10" chart:label-cell-address="Tabelle1.L2:Tabelle1.L2" chart:class="chart:line">
            <chart:data-point chart:repeated="8"/>
          </chart:series>
          <chart:series chart:style-name="ch17" chart:values-cell-range-address="Tabelle1.M3:Tabelle1.M10" chart:label-cell-address="Tabelle1.M2:Tabelle1.M2" chart:class="chart:line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</text:p>
                <draw:g>
                  <svg:desc>Tabelle1.D2:Tabelle1.D2</svg:desc>
                </draw:g>
              </table:table-cell>
              <table:table-cell office:value-type="string">
                <text:p>100</text:p>
                <draw:g>
                  <svg:desc>Tabelle1.E2:Tabelle1.E2</svg:desc>
                </draw:g>
              </table:table-cell>
              <table:table-cell office:value-type="string">
                <text:p>200</text:p>
                <draw:g>
                  <svg:desc>Tabelle1.F2:Tabelle1.F2</svg:desc>
                </draw:g>
              </table:table-cell>
              <table:table-cell office:value-type="string">
                <text:p>300</text:p>
                <draw:g>
                  <svg:desc>Tabelle1.G2:Tabelle1.G2</svg:desc>
                </draw:g>
              </table:table-cell>
              <table:table-cell office:value-type="string">
                <text:p>400</text:p>
                <draw:g>
                  <svg:desc>Tabelle1.H2:Tabelle1.H2</svg:desc>
                </draw:g>
              </table:table-cell>
              <table:table-cell office:value-type="string">
                <text:p>500</text:p>
                <draw:g>
                  <svg:desc>Tabelle1.I2:Tabelle1.I2</svg:desc>
                </draw:g>
              </table:table-cell>
              <table:table-cell office:value-type="string">
                <text:p>600</text:p>
                <draw:g>
                  <svg:desc>Tabelle1.J2:Tabelle1.J2</svg:desc>
                </draw:g>
              </table:table-cell>
              <table:table-cell office:value-type="string">
                <text:p>700</text:p>
                <draw:g>
                  <svg:desc>Tabelle1.K2:Tabelle1.K2</svg:desc>
                </draw:g>
              </table:table-cell>
              <table:table-cell office:value-type="string">
                <text:p>800</text:p>
                <draw:g>
                  <svg:desc>Tabelle1.L2:Tabelle1.L2</svg:desc>
                </draw:g>
              </table:table-cell>
              <table:table-cell office:value-type="string">
                <text:p>900</text:p>
                <draw:g>
                  <svg:desc>Tabelle1.M2:Tabelle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fänger</text:p>
                <draw:g>
                  <svg:desc>Tabelle1.C3:Tabelle1.C10</svg:desc>
                </draw:g>
              </table:table-cell>
              <table:table-cell office:value-type="float" office:value="28">
                <text:p>28</text:p>
                <draw:g>
                  <svg:desc>Tabelle1.D3:Tabelle1.D10</svg:desc>
                </draw:g>
              </table:table-cell>
              <table:table-cell office:value-type="float" office:value="70">
                <text:p>70</text:p>
                <draw:g>
                  <svg:desc>Tabelle1.E3:Tabelle1.E10</svg:desc>
                </draw:g>
              </table:table-cell>
              <table:table-cell office:value-type="float" office:value="140">
                <text:p>140</text:p>
                <draw:g>
                  <svg:desc>Tabelle1.F3:Tabelle1.F10</svg:desc>
                </draw:g>
              </table:table-cell>
              <table:table-cell office:value-type="float" office:value="210">
                <text:p>210</text:p>
                <draw:g>
                  <svg:desc>Tabelle1.G3:Tabelle1.G10</svg:desc>
                </draw:g>
              </table:table-cell>
              <table:table-cell office:value-type="float" office:value="280">
                <text:p>280</text:p>
                <draw:g>
                  <svg:desc>Tabelle1.H3:Tabelle1.H10</svg:desc>
                </draw:g>
              </table:table-cell>
              <table:table-cell office:value-type="float" office:value="350">
                <text:p>350</text:p>
                <draw:g>
                  <svg:desc>Tabelle1.I3:Tabelle1.I10</svg:desc>
                </draw:g>
              </table:table-cell>
              <table:table-cell office:value-type="float" office:value="420">
                <text:p>420</text:p>
                <draw:g>
                  <svg:desc>Tabelle1.J3:Tabelle1.J10</svg:desc>
                </draw:g>
              </table:table-cell>
              <table:table-cell office:value-type="float" office:value="490">
                <text:p>490</text:p>
                <draw:g>
                  <svg:desc>Tabelle1.K3:Tabelle1.K10</svg:desc>
                </draw:g>
              </table:table-cell>
              <table:table-cell office:value-type="float" office:value="560">
                <text:p>560</text:p>
                <draw:g>
                  <svg:desc>Tabelle1.L3:Tabelle1.L10</svg:desc>
                </draw:g>
              </table:table-cell>
              <table:table-cell office:value-type="float" office:value="630">
                <text:p>630</text:p>
                <draw:g>
                  <svg:desc>Tabelle1.M3:Tabelle1.M10</svg:desc>
                </draw:g>
              </table:table-cell>
            </table:table-row>
            <table:table-row>
              <table:table-cell office:value-type="string">
                <text:p>Lehrling</text:p>
              </table:table-cell>
              <table:table-cell office:value-type="float" office:value="22.4">
                <text:p>22.4</text:p>
              </table:table-cell>
              <table:table-cell office:value-type="float" office:value="56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168">
                <text:p>168</text:p>
              </table:table-cell>
              <table:table-cell office:value-type="float" office:value="224">
                <text:p>224</text:p>
              </table:table-cell>
              <table:table-cell office:value-type="float" office:value="280">
                <text:p>280</text:p>
              </table:table-cell>
              <table:table-cell office:value-type="float" office:value="336">
                <text:p>336</text:p>
              </table:table-cell>
              <table:table-cell office:value-type="float" office:value="392">
                <text:p>392</text:p>
              </table:table-cell>
              <table:table-cell office:value-type="float" office:value="448">
                <text:p>44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Geübt</text:p>
              </table:table-cell>
              <table:table-cell office:value-type="float" office:value="20.16">
                <text:p>20.16</text:p>
              </table:table-cell>
              <table:table-cell office:value-type="float" office:value="50.4">
                <text:p>50.4</text:p>
              </table:table-cell>
              <table:table-cell office:value-type="float" office:value="100.8">
                <text:p>100.8</text:p>
              </table:table-cell>
              <table:table-cell office:value-type="float" office:value="151.2">
                <text:p>151.2</text:p>
              </table:table-cell>
              <table:table-cell office:value-type="float" office:value="201.6">
                <text:p>201.6</text:p>
              </table:table-cell>
              <table:table-cell office:value-type="float" office:value="252">
                <text:p>252</text:p>
              </table:table-cell>
              <table:table-cell office:value-type="float" office:value="302.4">
                <text:p>302.4</text:p>
              </table:table-cell>
              <table:table-cell office:value-type="float" office:value="352.8">
                <text:p>352.8</text:p>
              </table:table-cell>
              <table:table-cell office:value-type="float" office:value="403.2">
                <text:p>403.2</text:p>
              </table:table-cell>
              <table:table-cell office:value-type="float" office:value="453.6">
                <text:p>453.6</text:p>
              </table:table-cell>
            </table:table-row>
            <table:table-row>
              <table:table-cell office:value-type="string">
                <text:p>Ausgebildet</text:p>
              </table:table-cell>
              <table:table-cell office:value-type="float" office:value="16.128">
                <text:p>16.128</text:p>
              </table:table-cell>
              <table:table-cell office:value-type="float" office:value="40.32">
                <text:p>40.32</text:p>
              </table:table-cell>
              <table:table-cell office:value-type="float" office:value="80.64">
                <text:p>80.64</text:p>
              </table:table-cell>
              <table:table-cell office:value-type="float" office:value="120.96">
                <text:p>120.96</text:p>
              </table:table-cell>
              <table:table-cell office:value-type="float" office:value="161.28">
                <text:p>161.28</text:p>
              </table:table-cell>
              <table:table-cell office:value-type="float" office:value="201.6">
                <text:p>201.6</text:p>
              </table:table-cell>
              <table:table-cell office:value-type="float" office:value="241.92">
                <text:p>241.92</text:p>
              </table:table-cell>
              <table:table-cell office:value-type="float" office:value="282.24">
                <text:p>282.24</text:p>
              </table:table-cell>
              <table:table-cell office:value-type="float" office:value="322.56">
                <text:p>322.56</text:p>
              </table:table-cell>
              <table:table-cell office:value-type="float" office:value="362.88">
                <text:p>362.88</text:p>
              </table:table-cell>
            </table:table-row>
            <table:table-row>
              <table:table-cell office:value-type="string">
                <text:p>Wissender</text:p>
              </table:table-cell>
              <table:table-cell office:value-type="float" office:value="13.7088">
                <text:p>13.7088</text:p>
              </table:table-cell>
              <table:table-cell office:value-type="float" office:value="34.272">
                <text:p>34.272</text:p>
              </table:table-cell>
              <table:table-cell office:value-type="float" office:value="68.544">
                <text:p>68.544</text:p>
              </table:table-cell>
              <table:table-cell office:value-type="float" office:value="102.816">
                <text:p>102.816</text:p>
              </table:table-cell>
              <table:table-cell office:value-type="float" office:value="137.088">
                <text:p>137.088</text:p>
              </table:table-cell>
              <table:table-cell office:value-type="float" office:value="171.36">
                <text:p>171.36</text:p>
              </table:table-cell>
              <table:table-cell office:value-type="float" office:value="205.632">
                <text:p>205.632</text:p>
              </table:table-cell>
              <table:table-cell office:value-type="float" office:value="239.904">
                <text:p>239.904</text:p>
              </table:table-cell>
              <table:table-cell office:value-type="float" office:value="274.176">
                <text:p>274.176</text:p>
              </table:table-cell>
              <table:table-cell office:value-type="float" office:value="308.448">
                <text:p>308.448</text:p>
              </table:table-cell>
            </table:table-row>
            <table:table-row>
              <table:table-cell office:value-type="string">
                <text:p>Experte</text:p>
              </table:table-cell>
              <table:table-cell office:value-type="float" office:value="10.96704">
                <text:p>10.96704</text:p>
              </table:table-cell>
              <table:table-cell office:value-type="float" office:value="27.4176">
                <text:p>27.4176</text:p>
              </table:table-cell>
              <table:table-cell office:value-type="float" office:value="54.8352">
                <text:p>54.8352</text:p>
              </table:table-cell>
              <table:table-cell office:value-type="float" office:value="82.2528">
                <text:p>82.2528</text:p>
              </table:table-cell>
              <table:table-cell office:value-type="float" office:value="109.6704">
                <text:p>109.6704</text:p>
              </table:table-cell>
              <table:table-cell office:value-type="float" office:value="137.088">
                <text:p>137.088</text:p>
              </table:table-cell>
              <table:table-cell office:value-type="float" office:value="164.5056">
                <text:p>164.5056</text:p>
              </table:table-cell>
              <table:table-cell office:value-type="float" office:value="191.9232">
                <text:p>191.9232</text:p>
              </table:table-cell>
              <table:table-cell office:value-type="float" office:value="219.3408">
                <text:p>219.3408</text:p>
              </table:table-cell>
              <table:table-cell office:value-type="float" office:value="246.7584">
                <text:p>246.7584</text:p>
              </table:table-cell>
            </table:table-row>
            <table:table-row>
              <table:table-cell office:value-type="string">
                <text:p>Meister</text:p>
              </table:table-cell>
              <table:table-cell office:value-type="float" office:value="9.870336">
                <text:p>9.870336</text:p>
              </table:table-cell>
              <table:table-cell office:value-type="float" office:value="24.67584">
                <text:p>24.67584</text:p>
              </table:table-cell>
              <table:table-cell office:value-type="float" office:value="49.35168">
                <text:p>49.35168</text:p>
              </table:table-cell>
              <table:table-cell office:value-type="float" office:value="74.02752">
                <text:p>74.02752</text:p>
              </table:table-cell>
              <table:table-cell office:value-type="float" office:value="98.70336">
                <text:p>98.70336</text:p>
              </table:table-cell>
              <table:table-cell office:value-type="float" office:value="123.3792">
                <text:p>123.3792</text:p>
              </table:table-cell>
              <table:table-cell office:value-type="float" office:value="148.05504">
                <text:p>148.05504</text:p>
              </table:table-cell>
              <table:table-cell office:value-type="float" office:value="172.73088">
                <text:p>172.73088</text:p>
              </table:table-cell>
              <table:table-cell office:value-type="float" office:value="197.40672">
                <text:p>197.40672</text:p>
              </table:table-cell>
              <table:table-cell office:value-type="float" office:value="222.08256">
                <text:p>222.08256</text:p>
              </table:table-cell>
            </table:table-row>
            <table:table-row>
              <table:table-cell office:value-type="string">
                <text:p>Legendär</text:p>
              </table:table-cell>
              <table:table-cell office:value-type="float" office:value="4.935168">
                <text:p>4.935168</text:p>
              </table:table-cell>
              <table:table-cell office:value-type="float" office:value="12.33792">
                <text:p>12.33792</text:p>
              </table:table-cell>
              <table:table-cell office:value-type="float" office:value="24.67584">
                <text:p>24.67584</text:p>
              </table:table-cell>
              <table:table-cell office:value-type="float" office:value="37.01376">
                <text:p>37.01376</text:p>
              </table:table-cell>
              <table:table-cell office:value-type="float" office:value="49.35168">
                <text:p>49.35168</text:p>
              </table:table-cell>
              <table:table-cell office:value-type="float" office:value="61.6896">
                <text:p>61.6896</text:p>
              </table:table-cell>
              <table:table-cell office:value-type="float" office:value="74.02752">
                <text:p>74.02752</text:p>
              </table:table-cell>
              <table:table-cell office:value-type="float" office:value="86.36544">
                <text:p>86.36544</text:p>
              </table:table-cell>
              <table:table-cell office:value-type="float" office:value="98.70336">
                <text:p>98.70336</text:p>
              </table:table-cell>
              <table:table-cell office:value-type="float" office:value="111.04128">
                <text:p>111.04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